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a41b"/>
    </style:style>
    <style:style style:name="P2" style:family="paragraph" style:parent-style-name="Standard">
      <style:text-properties officeooo:rsid="000ca41b" officeooo:paragraph-rsid="000ca41b"/>
    </style:style>
    <style:style style:name="P3" style:family="paragraph" style:parent-style-name="Standard">
      <style:text-properties officeooo:rsid="000de706" officeooo:paragraph-rsid="000de706"/>
    </style:style>
    <style:style style:name="P4" style:family="paragraph" style:parent-style-name="Standard">
      <style:text-properties fo:font-weight="bold" officeooo:rsid="000de706" officeooo:paragraph-rsid="000de706" style:font-weight-asian="bold" style:font-weight-complex="bold"/>
    </style:style>
    <style:style style:name="P5" style:family="paragraph" style:parent-style-name="Standard">
      <style:text-properties fo:font-style="normal" fo:font-weight="bold" officeooo:rsid="000de706" officeooo:paragraph-rsid="000de706" style:font-style-asian="normal" style:font-weight-asian="bold" style:font-style-complex="normal" style:font-weight-complex="bold"/>
    </style:style>
    <style:style style:name="P6" style:family="paragraph" style:parent-style-name="Standard">
      <style:text-properties officeooo:rsid="000de706" officeooo:paragraph-rsid="000ec5bd"/>
    </style:style>
    <style:style style:name="P7" style:family="paragraph" style:parent-style-name="Standard">
      <style:text-properties fo:font-weight="bold" officeooo:rsid="000de706" officeooo:paragraph-rsid="000ec5bd" style:font-weight-asian="bold" style:font-weight-complex="bold"/>
    </style:style>
    <style:style style:name="P8" style:family="paragraph" style:parent-style-name="Standard">
      <style:text-properties fo:font-weight="bold" officeooo:rsid="000ec5bd" officeooo:paragraph-rsid="000ec5bd" style:font-weight-asian="bold" style:font-weight-complex="bold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de706" officeooo:paragraph-rsid="000ec5bd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T1" style:family="text">
      <style:text-properties officeooo:rsid="000ca41b"/>
    </style:style>
    <style:style style:name="T2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officeooo:rsid="000ec5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mos</text:p>
      <text:p text:style-name="P3"><text:s/></text:p>
      <text:p text:style-name="P5">Instalação do Virtual Box 03/04</text:p>
      <text:p text:style-name="P3"/>
      <text:p text:style-name="P2">Não vi as aulas, mas fiz umas instalações na meu not.</text:p>
      <text:p text:style-name="P1"/>
      <text:p text:style-name="P2">-Mudei de sistema operacional no meu notebook </text:p>
      <text:p text:style-name="P1"/>
      <text:p text:style-name="P2">-Baixei o Virtual Box com esse tutorial:</text:p>
      <text:p text:style-name="Standard"><text:a xlink:type="simple" xlink:href="https://www.edivaldobrito.com.br/virtualbox-no-linux/" text:style-name="Internet_20_link" text:visited-style-name="Visited_20_Internet_20_Link"/></text:p>
      <text:p text:style-name="Standard"><text:a xlink:type="simple" xlink:href="https://www.edivaldobrito.com.br/virtualbox-no-linux/" text:style-name="Internet_20_link" text:visited-style-name="Visited_20_Internet_20_Link">https://www.edivaldobrito.com.br/virtualbox-no-linux/</text:a></text:p>
      <text:p text:style-name="P2">Pra funcionar tem que desabilitar o Secure Boot </text:p>
      <text:p text:style-name="Standard"/>
      <text:p text:style-name="Standard">-<text:span text:style-name="T1">Baixei a ISO do Windows 10 pra rodar alguns programas que já usava como, por exemplo, o Corel.</text:span></text:p>
      <text:p text:style-name="P10"/>
      <text:p text:style-name="Standard"/>
      <text:p text:style-name="P4">Migração dos sites 16/04 <text:s/></text:p>
      <text:p text:style-name="P3"/>
      <text:p text:style-name="P3"><text:s/></text:p>
      <text:p text:style-name="P6"><text:a xlink:type="simple" xlink:href="http://gabriel.fflch.usp.br/" office:target-frame-name="_blank" xlink:show="new" text:style-name="Internet_20_link" text:visited-style-name="Visited_20_Internet_20_Link"><text:span text:style-name="T2">gabriel.fflch.usp.br</text:span></text:a><text:line-break/><text:a xlink:type="simple" xlink:href="http://trabalhoacademico.fflch.usp.br/" office:target-frame-name="_blank" xlink:show="new" text:style-name="Internet_20_link" text:visited-style-name="Visited_20_Internet_20_Link"><text:span text:style-name="T2">trabalhoacademico.fflch.usp.br</text:span></text:a><text:span text:style-name="T3"> </text:span></text:p>
      <text:p text:style-name="P9"><text:span text:style-name="T3"/></text:p>
      <text:p text:style-name="P6"><text:span text:style-name="T3"/></text:p>
      <text:p text:style-name="P7"><text:span text:style-name="T4">Parte 3 Laravel 23/04</text:span></text:p>
      <text:p text:style-name="P7"/>
      <text:p text:style-name="P8">Comecei a parte 3 do laravel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27:30.762618799</meta:creation-date>
    <dc:date>2020-04-23T22:15:33.878565119</dc:date>
    <meta:editing-duration>PT24M1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74" meta:character-count="502" meta:non-whitespace-character-count="433"/>
  </office:meta>
</office:document-meta>
</file>